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azing Grace (Blue Hymnal #104)</text:p>
      <text:p text:style-name="P1">================================</text:p>
      <text:p text:style-name="Preformatted_20_Text"/>
      <text:p text:style-name="P1">[ Capo 4 ]</text:p>
      <text:p text:style-name="Preformatted_20_Text"/>
      <text:p text:style-name="Preformatted_20_Text"/>
      <text:p text:style-name="P1">[ Intro ]</text:p>
      <text:p text:style-name="P1"/>
      <text:p text:style-name="P2">D <text:s text:c="3"/>G <text:s text:c="3"/>D <text:s text:c="2"/>Bm <text:s text:c="2"/>Asus A <text:s text:c="2"/>Dsus <text:s text:c="2"/>D</text:p>
      <text:p text:style-name="Preformatted_20_Text"/>
      <text:p text:style-name="Preformatted_20_Text"/>
      <text:p text:style-name="P1">[ Verse 1 ]</text:p>
      <text:p text:style-name="P1"/>
      <text:p text:style-name="P2"><text:s text:c="2"/>D <text:s text:c="18"/>G <text:s text:c="8"/>D <text:s text:c="29"/>Asus A</text:p>
      <text:p text:style-name="Preformatted_20_Text">A-ma-zing grace! <text:s/>How sweet the sound that saved a wretch like me!<text:line-break/></text:p>
      <text:p text:style-name="P2"><text:s text:c="2"/>D <text:s text:c="17"/>G <text:s text:c="5"/>D <text:s text:c="10"/>Bm <text:s text:c="8"/>Asus A D <text:s/>Dsus <text:s/>D</text:p>
      <text:p text:style-name="Preformatted_20_Text">I once was lost, but now am found. <text:s/>Was blind, but now <text:s/>I see</text:p>
      <text:p text:style-name="Preformatted_20_Text"/>
      <text:p text:style-name="Preformatted_20_Text"/>
      <text:p text:style-name="P1">[ Verse 2 ]</text:p>
      <text:p text:style-name="Preformatted_20_Text"/>
      <text:p text:style-name="Preformatted_20_Text">'Twas grace that taught my heart to fear, and grace my fears re-lieved</text:p>
      <text:p text:style-name="Preformatted_20_Text">How pre-cious did that grac ap-pear the hour I first believed</text:p>
      <text:p text:style-name="Preformatted_20_Text"/>
      <text:p text:style-name="Preformatted_20_Text"/>
      <text:p text:style-name="P1">[ Verse 3 ]</text:p>
      <text:p text:style-name="Preformatted_20_Text"/>
      <text:p text:style-name="Preformatted_20_Text">Through ma-ny dan-gers, toils and snares I have al-rea-dy come;</text:p>
      <text:p text:style-name="Preformatted_20_Text">'Tis grace hath brought me safe thus far, and grace will lead me home.</text:p>
      <text:p text:style-name="Preformatted_20_Text"/>
      <text:p text:style-name="P1"/>
      <text:p text:style-name="P1">[ Verse 4 ]</text:p>
      <text:p text:style-name="Preformatted_20_Text"/>
      <text:p text:style-name="Preformatted_20_Text">The Lord has prom-ised good to me, His word my hope se-cures;</text:p>
      <text:p text:style-name="Preformatted_20_Text">He will my shield and por-tion be as long as life en-dures.</text:p>
      <text:p text:style-name="Preformatted_20_Text"/>
      <text:p text:style-name="P1"/>
      <text:p text:style-name="P1">[ Verse 5 ]</text:p>
      <text:p text:style-name="Preformatted_20_Text"/>
      <text:p text:style-name="Preformatted_20_Text">When we've been there ten thou-sand years, Bright shining as the sun,</text:p>
      <text:p text:style-name="Preformatted_20_Text">We've no less day to sing God's praise than when we first be-gun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4T00:02:38.885105906</dc:date>
    <meta:editing-duration>PT1M27S</meta:editing-duration>
    <meta:editing-cycles>1</meta:editing-cycles>
    <meta:document-statistic meta:table-count="0" meta:image-count="0" meta:object-count="0" meta:page-count="1" meta:paragraph-count="22" meta:word-count="178" meta:character-count="958" meta:non-whitespace-character-count="682"/>
    <meta:generator>LibreOffice/7.4.7.2$Linux_X86_64 LibreOffice_project/40$Build-2</meta:generator>
  </office:meta>
</office:document-meta>
</file>